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588640989840"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 table:style-name="TableLine25886409830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08:27.129000000</meta:creation-date>
    <dc:date>2022-02-19T14:42:20.213000000</dc:date>
    <dc:creator>Svante Schubert</dc:creator>
    <meta:editing-duration>PT8M55S</meta:editing-duration>
    <meta:editing-cycles>2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